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alatino Linotype" svg:font-family="'Palatino Linotype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1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1" officeooo:rsid="000d3547" officeooo:paragraph-rsid="000d3547"/>
    </style:style>
    <style:style style:name="P2" style:family="paragraph" style:parent-style-name="Standard">
      <style:paragraph-properties fo:text-align="center" style:justify-single-word="false"/>
      <style:text-properties style:font-name="Palatino Linotype1" officeooo:rsid="000d3547" officeooo:paragraph-rsid="000edcd3"/>
    </style:style>
    <style:style style:name="P3" style:family="paragraph" style:parent-style-name="Standard">
      <style:text-properties style:font-name="Palatino Linotype1" officeooo:rsid="000e9c3c" officeooo:paragraph-rsid="000e9c3c"/>
    </style:style>
    <style:style style:name="P4" style:family="paragraph" style:parent-style-name="Standard">
      <style:text-properties style:font-name="Palatino Linotype1" officeooo:rsid="000ea4b0" officeooo:paragraph-rsid="000ea4b0"/>
    </style:style>
    <style:style style:name="P5" style:family="paragraph" style:parent-style-name="Standard">
      <style:paragraph-properties fo:text-align="center" style:justify-single-word="false"/>
      <style:text-properties style:font-name="Palatino Linotype1" fo:font-size="14pt" officeooo:rsid="000d3547" officeooo:paragraph-rsid="000edcd3" style:font-size-asian="14pt" style:font-size-complex="14pt"/>
    </style:style>
    <style:style style:name="P6" style:family="paragraph" style:parent-style-name="Standard">
      <style:text-properties style:font-name="Palatino Linotype1" officeooo:rsid="000edcd3" officeooo:paragraph-rsid="000edcd3"/>
    </style:style>
    <style:style style:name="P7" style:family="paragraph" style:parent-style-name="Standard">
      <style:text-properties style:font-name="Palatino Linotype1" fo:font-weight="bold" officeooo:rsid="000d3547" officeooo:paragraph-rsid="000d3547" style:font-weight-asian="bold" style:font-weight-complex="bold"/>
    </style:style>
    <style:style style:name="P8" style:family="paragraph" style:parent-style-name="Standard">
      <style:text-properties style:font-name="Palatino Linotype1" fo:font-weight="bold" officeooo:rsid="000e9c3c" officeooo:paragraph-rsid="000e9c3c" style:font-weight-asian="bold" style:font-weight-complex="bold"/>
    </style:style>
    <style:style style:name="P9" style:family="paragraph" style:parent-style-name="Standard">
      <style:text-properties style:font-name="Palatino Linotype1" officeooo:rsid="000d3547" officeooo:paragraph-rsid="000d35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dc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dcd3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Palatino Linotype"/>
    </style:style>
    <style:style style:name="T7" style:family="text">
      <style:text-properties officeooo:rsid="00106528"/>
    </style:style>
    <style:style style:name="T8" style:family="text">
      <style:text-properties officeooo:rsid="00124927"/>
    </style:style>
    <style:style style:name="T9" style:family="text">
      <style:text-properties officeooo:rsid="001348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ujet de dissertation à préparer</text:span>:</text:p>
      <text:p text:style-name="P5"><text:span text:style-name="T2">L</text:span>e stratagème au théâtre peut-il être autre chose qu’un artifice?</text:p>
      <text:p text:style-name="P1"/>
      <text:p text:style-name="P4">Pour faire le travail qui suit, vous pouvez vous aider:</text:p>
      <text:p text:style-name="P4">- des cours sur les premières scènes des <text:span text:style-name="T3">Fausses confidences</text:span> et sur l’extrait du <text:span text:style-name="T3">Barbier de Sévil</text:span><text:span text:style-name="T4">le.</text:span></text:p>
      <text:p text:style-name="P4">- du dossier à la fin de l’édition Belin/Gallimard de la pièce, notamment les pages168 et 169, 214 et 215, et, pour les exemples, le groupement de textes P.174 à 200.</text:p>
      <text:p text:style-name="P4"/>
      <text:p text:style-name="P6"><text:span text:style-name="T6">É</text:span>VITEZ LES SITES INTERNET, QUI, SOUS COUVERT DE DONNER DES MOD<text:span text:style-name="T6">È</text:span>LES DE DEVOIRS PARFAITS, PUBLIENT BIEN SOUVENT DES TRAVAUX D’<text:span text:style-name="T6">É</text:span>L<text:span text:style-name="T6">È</text:span>VES TR<text:span text:style-name="T6">È</text:span>S DISCUTABLES.</text:p>
      <text:p text:style-name="P1"/>
      <text:p text:style-name="P1"><text:span text:style-name="T5">1)</text:span> <text:span text:style-name="T1">Je m’assure que j’ai bien compris la question</text:span></text:p>
      <text:p text:style-name="P1"><text:span text:style-name="T5">a)</text:span> Définissez les deux mots-clés: <text:span text:style-name="T3">stratagème</text:span> et <text:span text:style-name="T3">artifice</text:span>.</text:p>
      <text:p text:style-name="P1"/>
      <text:p text:style-name="P1"><text:span text:style-name="T5">b)</text:span> Pourquoi un stratagème théâtral serait-il obligatoirement un artifice ?</text:p>
      <text:p text:style-name="P1"/>
      <text:p text:style-name="P1"><text:span text:style-name="T5">c)</text:span> Que pourrait être le stratagème au théâtre s’il n’était pas un artifice ?</text:p>
      <text:p text:style-name="P1"/>
      <text:p text:style-name="P1"/>
      <text:p text:style-name="P1"><text:span text:style-name="T5">2)</text:span> <text:span text:style-name="T1">Je fais la liste de mes connaissances sur le théâtre</text:span> (livres lus, pièces vues, extraits étudiés en classe) qui pourront servir d’exemples à mon devoir. <text:span text:style-name="T2">Je ne m’en tiens pas aux connaissances apprises cette année, j’essaie de me remémorer des lectures plus anciennes.</text:span></text:p>
      <text:p text:style-name="P1"/>
      <text:p text:style-name="P1"/>
      <text:p text:style-name="P1"><text:span text:style-name="T5">3)</text:span> <text:span text:style-name="T1">Je prépare la première partie du devoir</text:span></text:p>
      <text:p text:style-name="P1"><text:s/>Proposez trois arguments illustrés chacun d’un exemple, pour défendre la thèse énoncée dans la question: le stratagème au théâtre est toujours un artifice.</text:p>
      <text:p text:style-name="P1"/>
      <text:p text:style-name="P7">a)</text:p>
      <text:p text:style-name="P1"/>
      <text:p text:style-name="P7">b)</text:p>
      <text:p text:style-name="P1"/>
      <text:p text:style-name="P7">c)</text:p>
      <text:p text:style-name="P1"/>
      <text:p text:style-name="P1"/>
      <text:p text:style-name="P1"><text:span text:style-name="T5">4)</text:span> <text:span text:style-name="T1">Je prépare la deuxième partie du devoir</text:span></text:p>
      <text:p text:style-name="P1">Proposez trois arguments, également illustrés chacun d’un exemple, pour défendre la thèse contraire: le stratagème au théâtre n’est pas obligatoirement artificiel.</text:p>
      <text:p text:style-name="P1"/>
      <text:p text:style-name="P8">a)</text:p>
      <text:p text:style-name="P3"/>
      <text:p text:style-name="P8">b)</text:p>
      <text:p text:style-name="P3"><text:soft-page-break/></text:p>
      <text:p text:style-name="P8">c)</text:p>
      <text:p text:style-name="P1"/>
      <text:p text:style-name="P1"/>
      <text:p text:style-name="P1"><text:span text:style-name="T5">5)</text:span> <text:span text:style-name="T1">J’envisage une troisième partie</text:span></text:p>
      <text:p text:style-name="P3">Développez de la même manière l’une des propositions suivantes:</text:p>
      <text:p text:style-name="P3">- le stratagème au théâtre peut être réaliste</text:p>
      <text:p text:style-name="P3">- l’artifice fait partie non seulement du stratagème, mais, plus généralement, du théâtre</text:p>
      <text:p text:style-name="P3">- un stratagème peut aussi révéler une vérité.</text:p>
      <text:p text:style-name="P3"/>
      <text:p text:style-name="P3"><text:span text:style-name="T5">a)</text:span> </text:p>
      <text:p text:style-name="P3"/>
      <text:p text:style-name="P8">b) </text:p>
      <text:p text:style-name="P3"/>
      <text:p text:style-name="P3"/>
      <text:p text:style-name="P8">c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alatino Linotype" svg:font-family="'Palatino Linotype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1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09:10:45.026000000</meta:creation-date>
    <dc:date>2021-04-28T22:37:22.857000000</dc:date>
    <meta:editing-duration>PT22M12S</meta:editing-duration>
    <meta:editing-cycles>6</meta:editing-cycles>
    <meta:generator>LibreOffice/7.1.1.2$Windows_x86 LibreOffice_project/fe0b08f4af1bacafe4c7ecc87ce55bb426164676</meta:generator>
    <meta:document-statistic meta:table-count="0" meta:image-count="0" meta:object-count="0" meta:page-count="2" meta:paragraph-count="29" meta:word-count="292" meta:character-count="1791" meta:non-whitespace-character-count="1525"/>
  </office:meta>
</office:document-meta>
</file>